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28in"/>
    </style:style>
    <style:style style:name="co2" style:family="table-column">
      <style:table-column-properties fo:break-before="auto" style:column-width="2.1898in"/>
    </style:style>
    <style:style style:name="co3" style:family="table-column">
      <style:table-column-properties fo:break-before="auto" style:column-width="0.9638in"/>
    </style:style>
    <style:style style:name="ro1" style:family="table-row">
      <style:table-row-properties style:row-height="0.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language="en" fo:country="US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office:value-type="string">
            <text:p>nickname</text:p>
          </table:table-cell>
          <table:table-cell office:value-type="string">
            <text:p>name</text:p>
          </table:table-cell>
          <table:table-cell office:value-type="string">
            <text:p>need_to_check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2Cool-Ca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3 to 1</text:p>
          </table:table-cell>
          <table:table-cell table:formula="of:=[.A3]" office:value-type="string" office:string-value="3 to 1">
            <text:p>3 to 1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banto</text:p>
          </table:table-cell>
          <table:table-cell office:value-type="string">
            <text:p>Luis J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cracchiolo0921</text:p>
          </table:table-cell>
          <table:table-cell office:value-type="string">
            <text:p>Antonio Cracchiolo</text:p>
          </table:table-cell>
          <table:table-cell table:number-columns-repeated="1022"/>
        </table:table-row>
        <table:table-row table:style-name="ro1">
          <table:table-cell office:value-type="string">
            <text:p>Aisha</text:p>
          </table:table-cell>
          <table:table-cell office:value-type="string">
            <text:p>Aisha Rasul</text:p>
          </table:table-cell>
          <table:table-cell table:number-columns-repeated="1022"/>
        </table:table-row>
        <table:table-row table:style-name="ro1">
          <table:table-cell office:value-type="string">
            <text:p>Aitoku</text:p>
          </table:table-cell>
          <table:table-cell office:value-type="string">
            <text:p>Masae Aitoku</text:p>
          </table:table-cell>
          <table:table-cell table:number-columns-repeated="1022"/>
        </table:table-row>
        <table:table-row table:style-name="ro1">
          <table:table-cell office:value-type="string">
            <text:p>aitokumasae</text:p>
          </table:table-cell>
          <table:table-cell office:value-type="string">
            <text:p>Masae Aitoku</text:p>
          </table:table-cell>
          <table:table-cell table:number-columns-repeated="1022"/>
        </table:table-row>
        <table:table-row table:style-name="ro1">
          <table:table-cell office:value-type="string">
            <text:p>Andres36</text:p>
          </table:table-cell>
          <table:table-cell office:value-type="string">
            <text:p>Andres Sims</text:p>
          </table:table-cell>
          <table:table-cell table:number-columns-repeated="1022"/>
        </table:table-row>
        <table:table-row table:style-name="ro1">
          <table:table-cell office:value-type="string">
            <text:p>Andrewkeller</text:p>
          </table:table-cell>
          <table:table-cell office:value-type="string">
            <text:p>Andrew Keller</text:p>
          </table:table-cell>
          <table:table-cell table:number-columns-repeated="1022"/>
        </table:table-row>
        <table:table-row table:style-name="ro1">
          <table:table-cell office:value-type="string">
            <text:p>Angelito</text:p>
          </table:table-cell>
          <table:table-cell office:value-type="string">
            <text:p>Angel Ake</text:p>
          </table:table-cell>
          <table:table-cell table:number-columns-repeated="1022"/>
        </table:table-row>
        <table:table-row table:style-name="ro1">
          <table:table-cell office:value-type="string">
            <text:p>APham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Arogers247</text:p>
          </table:table-cell>
          <table:table-cell office:value-type="string">
            <text:p>Alyssa Rogers</text:p>
          </table:table-cell>
          <table:table-cell table:number-columns-repeated="1022"/>
        </table:table-row>
        <table:table-row table:style-name="ro1">
          <table:table-cell office:value-type="string">
            <text:p>Art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1">
          <table:table-cell office:value-type="string">
            <text:p>audra</text:p>
          </table:table-cell>
          <table:table-cell office:value-type="string">
            <text:p>Audra K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Audra K</text:p>
          </table:table-cell>
          <table:table-cell table:number-columns-repeated="1022"/>
        </table:table-row>
        <table:table-row table:style-name="ro1">
          <table:table-cell office:value-type="string">
            <text:p>AVP100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Belle</text:p>
          </table:table-cell>
          <table:table-cell office:value-type="string">
            <text:p>Annabelle Cabuhat</text:p>
          </table:table-cell>
          <table:table-cell table:number-columns-repeated="1022"/>
        </table:table-row>
        <table:table-row table:style-name="ro1">
          <table:table-cell office:value-type="string">
            <text:p>Benji</text:p>
          </table:table-cell>
          <table:table-cell office:value-type="string">
            <text:p>Ben Green</text:p>
          </table:table-cell>
          <table:table-cell table:number-columns-repeated="1022"/>
        </table:table-row>
        <table:table-row table:style-name="ro1">
          <table:table-cell office:value-type="string">
            <text:p>benjamindelman</text:p>
          </table:table-cell>
          <table:table-cell office:value-type="string">
            <text:p>Benjamin Delman</text:p>
          </table:table-cell>
          <table:table-cell table:number-columns-repeated="1022"/>
        </table:table-row>
        <table:table-row table:style-name="ro1">
          <table:table-cell office:value-type="string">
            <text:p>benmarini</text:p>
          </table:table-cell>
          <table:table-cell office:value-type="string">
            <text:p>Ben Marini</text:p>
          </table:table-cell>
          <table:table-cell table:number-columns-repeated="1022"/>
        </table:table-row>
        <table:table-row table:style-name="ro1">
          <table:table-cell office:value-type="string">
            <text:p>BigJerk</text:p>
          </table:table-cell>
          <table:table-cell office:value-type="string">
            <text:p>Rob Reeves</text:p>
          </table:table-cell>
          <table:table-cell table:number-columns-repeated="1022"/>
        </table:table-row>
        <table:table-row table:style-name="ro1">
          <table:table-cell office:value-type="string">
            <text:p>Blackice</text:p>
          </table:table-cell>
          <table:table-cell office:value-type="string">
            <text:p>Daniel Mosley</text:p>
          </table:table-cell>
          <table:table-cell table:number-columns-repeated="1022"/>
        </table:table-row>
        <table:table-row table:style-name="ro1">
          <table:table-cell office:value-type="string">
            <text:p>Braveheart</text:p>
          </table:table-cell>
          <table:table-cell office:value-type="string">
            <text:p>Guy Argo</text:p>
          </table:table-cell>
          <table:table-cell table:number-columns-repeated="1022"/>
        </table:table-row>
        <table:table-row table:style-name="ro1">
          <table:table-cell office:value-type="string">
            <text:p>Caleb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aptai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arlitos</text:p>
          </table:table-cell>
          <table:table-cell table:number-columns-repeated="1022"/>
        </table:table-row>
        <table:table-row table:style-name="ro1">
          <table:table-cell office:value-type="string">
            <text:p>CarlitosTep</text:p>
          </table:table-cell>
          <table:table-cell office:value-type="string">
            <text:p>Carlitos</text:p>
          </table:table-cell>
          <table:table-cell table:number-columns-repeated="1022"/>
        </table:table-row>
        <table:table-row table:style-name="ro1">
          <table:table-cell office:value-type="string">
            <text:p>CCCX</text:p>
          </table:table-cell>
          <table:table-cell office:value-type="string">
            <text:p>Claudio Calix</text:p>
          </table:table-cell>
          <table:table-cell table:number-columns-repeated="1022"/>
        </table:table-row>
        <table:table-row table:style-name="ro1">
          <table:table-cell office:value-type="string">
            <text:p>CDRubi</text:p>
          </table:table-cell>
          <table:table-cell office:value-type="string">
            <text:p>Cristian Rubi</text:p>
          </table:table-cell>
          <table:table-cell table:number-columns-repeated="1022"/>
        </table:table-row>
        <table:table-row table:style-name="ro1">
          <table:table-cell office:value-type="string">
            <text:p>champ_exert</text:p>
          </table:table-cell>
          <table:table-cell office:value-type="string">
            <text:p>Itsara Khajhonsakchutikul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HINOSO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Chotivudh</text:p>
          </table:table-cell>
          <table:table-cell office:value-type="string">
            <text:p>Chotivudh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ri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hrisrubio_2305</text:p>
          </table:table-cell>
          <table:table-cell office:value-type="string">
            <text:p>Christian Rubio</text:p>
          </table:table-cell>
          <table:table-cell table:number-columns-repeated="1022"/>
        </table:table-row>
        <table:table-row table:style-name="ro1">
          <table:table-cell office:value-type="string">
            <text:p>cliffw</text:p>
          </table:table-cell>
          <table:table-cell office:value-type="string">
            <text:p>Cliff Warren</text:p>
          </table:table-cell>
          <table:table-cell table:number-columns-repeated="1022"/>
        </table:table-row>
        <table:table-row table:style-name="ro1">
          <table:table-cell office:value-type="string">
            <text:p>Colette</text:p>
          </table:table-cell>
          <table:table-cell office:value-type="string">
            <text:p>Colette Thomason</text:p>
          </table:table-cell>
          <table:table-cell table:number-columns-repeated="1022"/>
        </table:table-row>
        <table:table-row table:style-name="ro1">
          <table:table-cell office:value-type="string">
            <text:p>CoolCat</text:p>
          </table:table-cell>
          <table:table-cell office:value-type="string">
            <text:p>Chris Grainge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orgi</text:p>
          </table:table-cell>
          <table:table-cell table:number-columns-repeated="1022"/>
        </table:table-row>
        <table:table-row table:style-name="ro1">
          <table:table-cell office:value-type="string">
            <text:p>dacandal</text:p>
          </table:table-cell>
          <table:table-cell office:value-type="string">
            <text:p>Dylan Scandalios</text:p>
          </table:table-cell>
          <table:table-cell table:number-columns-repeated="1022"/>
        </table:table-row>
        <table:table-row table:style-name="ro1">
          <table:table-cell office:value-type="string">
            <text:p>DannyM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Mullan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rrenkoepp</text:p>
          </table:table-cell>
          <table:table-cell office:value-type="string">
            <text:p>Darren Koepp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Dave55</text:p>
          </table:table-cell>
          <table:table-cell table:number-columns-repeated="1022"/>
        </table:table-row>
        <table:table-row table:style-name="ro1">
          <table:table-cell office:value-type="string">
            <text:p>dbwolfe</text:p>
          </table:table-cell>
          <table:table-cell office:value-type="string">
            <text:p>Dan Wolfe</text:p>
          </table:table-cell>
          <table:table-cell table:number-columns-repeated="1022"/>
        </table:table-row>
        <table:table-row table:style-name="ro1">
          <table:table-cell office:value-type="string">
            <text:p>diogo6</text:p>
          </table:table-cell>
          <table:table-cell office:value-type="string">
            <text:p>Diogo Martini</text:p>
          </table:table-cell>
          <table:table-cell table:number-columns-repeated="1022"/>
        </table:table-row>
        <table:table-row table:style-name="ro1">
          <table:table-cell office:value-type="string">
            <text:p>draymehr</text:p>
          </table:table-cell>
          <table:table-cell office:value-type="string">
            <text:p>David Mehrwein</text:p>
          </table:table-cell>
          <table:table-cell table:number-columns-repeated="1022"/>
        </table:table-row>
        <table:table-row table:style-name="ro1">
          <table:table-cell office:value-type="string">
            <text:p>DwyFace</text:p>
          </table:table-cell>
          <table:table-cell office:value-type="string">
            <text:p>DwyFac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echow</text:p>
          </table:table-cell>
          <table:table-cell office:value-type="string">
            <text:p>Ernest Chow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Edwin</text:p>
          </table:table-cell>
          <table:table-cell table:number-columns-repeated="1022"/>
        </table:table-row>
        <table:table-row table:style-name="ro1">
          <table:table-cell office:value-type="string">
            <text:p>elmo</text:p>
          </table:table-cell>
          <table:table-cell office:value-type="string">
            <text:p>Elmo Lum</text:p>
          </table:table-cell>
          <table:table-cell table:number-columns-repeated="1022"/>
        </table:table-row>
        <table:table-row table:style-name="ro1">
          <table:table-cell office:value-type="string">
            <text:p>entrepreneurSF</text:p>
          </table:table-cell>
          <table:table-cell office:value-type="string">
            <text:p>Mark Thomas</text:p>
          </table:table-cell>
          <table:table-cell table:number-columns-repeated="1022"/>
        </table:table-row>
        <table:table-row table:style-name="ro1">
          <table:table-cell office:value-type="string">
            <text:p>ericbabaki</text:p>
          </table:table-cell>
          <table:table-cell office:value-type="string">
            <text:p>Eric Babaki</text:p>
          </table:table-cell>
          <table:table-cell table:number-columns-repeated="1022"/>
        </table:table-row>
        <table:table-row table:style-name="ro1">
          <table:table-cell office:value-type="string">
            <text:p>Erikaypacheco</text:p>
          </table:table-cell>
          <table:table-cell office:value-type="string">
            <text:p>Erika Beb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Ernesto</text:p>
          </table:table-cell>
          <table:table-cell table:number-columns-repeated="1022"/>
        </table:table-row>
        <table:table-row table:style-name="ro1">
          <table:table-cell office:value-type="string">
            <text:p>Fearghal</text:p>
          </table:table-cell>
          <table:table-cell office:value-type="string">
            <text:p>Fearghal McElene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FlatTop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floydbeth</text:p>
          </table:table-cell>
          <table:table-cell office:value-type="string">
            <text:p>Floyd Adriano</text:p>
          </table:table-cell>
          <table:table-cell table:number-columns-repeated="1022"/>
        </table:table-row>
        <table:table-row table:style-name="ro1">
          <table:table-cell office:value-type="string">
            <text:p>Fran</text:p>
          </table:table-cell>
          <table:table-cell office:value-type="string">
            <text:p>Fran Herman</text:p>
          </table:table-cell>
          <table:table-cell table:number-columns-repeated="1022"/>
        </table:table-row>
        <table:table-row table:style-name="ro1">
          <table:table-cell office:value-type="string">
            <text:p>Frisbie</text:p>
          </table:table-cell>
          <table:table-cell office:value-type="string">
            <text:p>Matt Frisbi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ASjr</text:p>
          </table:table-cell>
          <table:table-cell office:value-type="string">
            <text:p>George Spruill</text:p>
          </table:table-cell>
          <table:table-cell table:number-columns-repeated="1022"/>
        </table:table-row>
        <table:table-row table:style-name="ro1">
          <table:table-cell office:value-type="string">
            <text:p>gearcode77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office:value-type="string">
            <text:p>george</text:p>
          </table:table-cell>
          <table:table-cell office:value-type="string">
            <text:p>george</text:p>
          </table:table-cell>
          <table:table-cell table:number-columns-repeated="1022"/>
        </table:table-row>
        <table:table-row table:style-name="ro1">
          <table:table-cell office:value-type="string">
            <text:p>Gerlpool</text:p>
          </table:table-cell>
          <table:table-cell office:value-type="string">
            <text:p>Gerlie Mendoza</text:p>
          </table:table-cell>
          <table:table-cell table:number-columns-repeated="1022"/>
        </table:table-row>
        <table:table-row table:style-name="ro1">
          <table:table-cell office:value-type="string">
            <text:p>German</text:p>
          </table:table-cell>
          <table:table-cell office:value-type="string">
            <text:p>Gago Frigerio</text:p>
          </table:table-cell>
          <table:table-cell table:number-columns-repeated="1022"/>
        </table:table-row>
        <table:table-row table:style-name="ro1">
          <table:table-cell office:value-type="string">
            <text:p>Gonnzz26</text:p>
          </table:table-cell>
          <table:table-cell office:value-type="string">
            <text:p>Michael Gonzales</text:p>
          </table:table-cell>
          <table:table-cell table:number-columns-repeated="1022"/>
        </table:table-row>
        <table:table-row table:style-name="ro1">
          <table:table-cell office:value-type="string">
            <text:p>Gonnzz</text:p>
          </table:table-cell>
          <table:table-cell office:value-type="string">
            <text:p>Michael Gonzales</text:p>
          </table:table-cell>
          <table:table-cell table:number-columns-repeated="1022"/>
        </table:table-row>
        <table:table-row table:style-name="ro1">
          <table:table-cell office:value-type="string">
            <text:p>gsantoro</text:p>
          </table:table-cell>
          <table:table-cell office:value-type="string">
            <text:p>Gino Santoro</text:p>
          </table:table-cell>
          <table:table-cell table:number-columns-repeated="1022"/>
        </table:table-row>
        <table:table-row table:style-name="ro1">
          <table:table-cell office:value-type="string">
            <text:p>gusfring</text:p>
          </table:table-cell>
          <table:table-cell office:value-type="string">
            <text:p>gusfring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aaarley</text:p>
          </table:table-cell>
          <table:table-cell table:formula="of:=[.A70]" office:value-type="string" office:string-value="Haaarley">
            <text:p>Haaarle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arbinger345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1">
          <table:table-cell office:value-type="string">
            <text:p>Hector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ctor O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ctorOh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nry</text:p>
          </table:table-cell>
          <table:table-cell office:value-type="string">
            <text:p>Henry Kwo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Hor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ypo88</text:p>
          </table:table-cell>
          <table:table-cell office:value-type="string">
            <text:p>Joel Talevi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Iamhandso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IAmTheRat</text:p>
          </table:table-cell>
          <table:table-cell office:value-type="string">
            <text:p>Jess Ratte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iceboy</text:p>
          </table:table-cell>
          <table:table-cell table:number-columns-repeated="1022"/>
        </table:table-row>
        <table:table-row table:style-name="ro1">
          <table:table-cell office:value-type="string">
            <text:p>itzkeithocuh</text:p>
          </table:table-cell>
          <table:table-cell office:value-type="string">
            <text:p>Keith Rubia</text:p>
          </table:table-cell>
          <table:table-cell table:number-columns-repeated="1022"/>
        </table:table-row>
        <table:table-row table:style-name="ro1">
          <table:table-cell office:value-type="string">
            <text:p>Jamie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 B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dizon</text:p>
          </table:table-cell>
          <table:table-cell office:value-type="string">
            <text:p>Jaime Dizon</text:p>
          </table:table-cell>
          <table:table-cell table:number-columns-repeated="1022"/>
        </table:table-row>
        <table:table-row table:style-name="ro1">
          <table:table-cell office:value-type="string">
            <text:p>Jdubs05</text:p>
          </table:table-cell>
          <table:table-cell office:value-type="string">
            <text:p>Josh Williams</text:p>
          </table:table-cell>
          <table:table-cell table:number-columns-repeated="1022"/>
        </table:table-row>
        <table:table-row table:style-name="ro1">
          <table:table-cell office:value-type="string">
            <text:p>jfgottheil</text:p>
          </table:table-cell>
          <table:table-cell office:value-type="string">
            <text:p>Jorge Gottheil</text:p>
          </table:table-cell>
          <table:table-cell table:number-columns-repeated="1022"/>
        </table:table-row>
        <table:table-row table:style-name="ro1">
          <table:table-cell office:value-type="string">
            <text:p>Joina</text:p>
          </table:table-cell>
          <table:table-cell office:value-type="string">
            <text:p>Joina Liao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josetuz</text:p>
          </table:table-cell>
          <table:table-cell office:value-type="string">
            <text:p>josetuz</text:p>
          </table:table-cell>
          <table:table-cell table:number-columns-repeated="1022"/>
        </table:table-row>
        <table:table-row table:style-name="ro1">
          <table:table-cell office:value-type="string">
            <text:p>JoseT</text:p>
          </table:table-cell>
          <table:table-cell office:value-type="string">
            <text:p>josetuz</text:p>
          </table:table-cell>
          <table:table-cell table:number-columns-repeated="1022"/>
        </table:table-row>
        <table:table-row table:style-name="ro1">
          <table:table-cell office:value-type="string">
            <text:p>jpongin</text:p>
          </table:table-cell>
          <table:table-cell office:value-type="string">
            <text:p>James Hunvanich</text:p>
          </table:table-cell>
          <table:table-cell table:number-columns-repeated="1022"/>
        </table:table-row>
        <table:table-row table:style-name="ro1">
          <table:table-cell office:value-type="string">
            <text:p>jstein</text:p>
          </table:table-cell>
          <table:table-cell office:value-type="string">
            <text:p>Joseph Stein</text:p>
          </table:table-cell>
          <table:table-cell table:number-columns-repeated="1022"/>
        </table:table-row>
        <table:table-row table:style-name="ro1">
          <table:table-cell office:value-type="string">
            <text:p>jthielfoldt42</text:p>
          </table:table-cell>
          <table:table-cell office:value-type="string">
            <text:p>James Thielfoldt</text:p>
          </table:table-cell>
          <table:table-cell table:number-columns-repeated="1022"/>
        </table:table-row>
        <table:table-row table:style-name="ro1">
          <table:table-cell office:value-type="string">
            <text:p>Julien</text:p>
          </table:table-cell>
          <table:table-cell office:value-type="string">
            <text:p>Julien Roeser</text:p>
          </table:table-cell>
          <table:table-cell table:number-columns-repeated="1022"/>
        </table:table-row>
        <table:table-row table:style-name="ro1">
          <table:table-cell office:value-type="string">
            <text:p>Jupiter</text:p>
          </table:table-cell>
          <table:table-cell office:value-type="string">
            <text:p>Elizabeth Good</text:p>
          </table:table-cell>
          <table:table-cell table:number-columns-repeated="1022"/>
        </table:table-row>
        <table:table-row table:style-name="ro1">
          <table:table-cell office:value-type="string">
            <text:p>kalou</text:p>
          </table:table-cell>
          <table:table-cell office:value-type="string">
            <text:p>Pascal Kalou</text:p>
          </table:table-cell>
          <table:table-cell table:number-columns-repeated="1022"/>
        </table:table-row>
        <table:table-row table:style-name="ro1">
          <table:table-cell office:value-type="string">
            <text:p>kdog77</text:p>
          </table:table-cell>
          <table:table-cell table:formula="of:=[.A99]" office:value-type="string" office:string-value="kdog77">
            <text:p>kdog77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Kdog77</text:p>
          </table:table-cell>
          <table:table-cell office:value-type="string">
            <text:p>kdog77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ke7in</text:p>
          </table:table-cell>
          <table:table-cell office:value-type="string">
            <text:p>Kevin Meehan</text:p>
          </table:table-cell>
          <table:table-cell table:number-columns-repeated="1022"/>
        </table:table-row>
        <table:table-row table:style-name="ro1">
          <table:table-cell office:value-type="string">
            <text:p>Kgrizz</text:p>
          </table:table-cell>
          <table:table-cell office:value-type="string">
            <text:p>Kerry Gray</text:p>
          </table:table-cell>
          <table:table-cell table:number-columns-repeated="1022"/>
        </table:table-row>
        <table:table-row table:style-name="ro1">
          <table:table-cell office:value-type="string">
            <text:p>Kirtywirt</text:p>
          </table:table-cell>
          <table:table-cell office:value-type="string">
            <text:p>Kirsten Day</text:p>
          </table:table-cell>
          <table:table-cell table:number-columns-repeated="1022"/>
        </table:table-row>
        <table:table-row table:style-name="ro1">
          <table:table-cell office:value-type="string">
            <text:p>Klowe</text:p>
          </table:table-cell>
          <table:table-cell office:value-type="string">
            <text:p>Kalen Lowe</text:p>
          </table:table-cell>
          <table:table-cell table:number-columns-repeated="1022"/>
        </table:table-row>
        <table:table-row table:style-name="ro1">
          <table:table-cell office:value-type="string">
            <text:p>konartist</text:p>
          </table:table-cell>
          <table:table-cell office:value-type="string">
            <text:p>Khanh Ngo</text:p>
          </table:table-cell>
          <table:table-cell table:number-columns-repeated="1022"/>
        </table:table-row>
        <table:table-row table:style-name="ro1">
          <table:table-cell office:value-type="string">
            <text:p>Korn</text:p>
          </table:table-cell>
          <table:table-cell office:value-type="string">
            <text:p>Kornpipat Setthakorn</text:p>
          </table:table-cell>
          <table:table-cell table:number-columns-repeated="1022"/>
        </table:table-row>
        <table:table-row table:style-name="ro1">
          <table:table-cell office:value-type="string">
            <text:p>KornSf</text:p>
          </table:table-cell>
          <table:table-cell office:value-type="string">
            <text:p>Kornpipat Setthakorn</text:p>
          </table:table-cell>
          <table:table-cell table:number-columns-repeated="1022"/>
        </table:table-row>
        <table:table-row table:style-name="ro1">
          <table:table-cell office:value-type="string">
            <text:p>KYDave</text:p>
          </table:table-cell>
          <table:table-cell office:value-type="string">
            <text:p>Dave Schroerlucke</text:p>
          </table:table-cell>
          <table:table-cell table:number-columns-repeated="1022"/>
        </table:table-row>
        <table:table-row table:style-name="ro1">
          <table:table-cell office:value-type="string">
            <text:p>lauraw</text:p>
          </table:table-cell>
          <table:table-cell office:value-type="string">
            <text:p>Laura Wiggins</text:p>
          </table:table-cell>
          <table:table-cell table:number-columns-repeated="1022"/>
        </table:table-row>
        <table:table-row table:style-name="ro1">
          <table:table-cell office:value-type="string">
            <text:p>lenatichy</text:p>
          </table:table-cell>
          <table:table-cell office:value-type="string">
            <text:p>Lena Tichy</text:p>
          </table:table-cell>
          <table:table-cell table:number-columns-repeated="1022"/>
        </table:table-row>
        <table:table-row table:style-name="ro1">
          <table:table-cell office:value-type="string">
            <text:p>lensf415</text:p>
          </table:table-cell>
          <table:table-cell office:value-type="string">
            <text:p>Leonard Suguitan</text:p>
          </table:table-cell>
          <table:table-cell table:number-columns-repeated="1022"/>
        </table:table-row>
        <table:table-row table:style-name="ro1">
          <table:table-cell office:value-type="string">
            <text:p>Leon</text:p>
          </table:table-cell>
          <table:table-cell office:value-type="string">
            <text:p>Leon Waki?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Lilcoyote</text:p>
          </table:table-cell>
          <table:table-cell office:value-type="string">
            <text:p>Cristina Urreag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LionHear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Liquid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LisaFrank420</text:p>
          </table:table-cell>
          <table:table-cell office:value-type="string">
            <text:p>Alex Stuart</text:p>
          </table:table-cell>
          <table:table-cell table:number-columns-repeated="1022"/>
        </table:table-row>
        <table:table-row table:style-name="ro1">
          <table:table-cell office:value-type="string">
            <text:p>m4551v3</text:p>
          </table:table-cell>
          <table:table-cell office:value-type="string">
            <text:p>Nicholas Massenkoff</text:p>
          </table:table-cell>
          <table:table-cell table:number-columns-repeated="1022"/>
        </table:table-row>
        <table:table-row table:style-name="ro1">
          <table:table-cell office:value-type="string">
            <text:p>Mace1911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ce1981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lav</text:p>
          </table:table-cell>
          <table:table-cell office:value-type="string">
            <text:p>malav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ndomadness89</text:p>
          </table:table-cell>
          <table:table-cell office:value-type="string">
            <text:p>Armando Benutto</text:p>
          </table:table-cell>
          <table:table-cell table:number-columns-repeated="1022"/>
        </table:table-row>
        <table:table-row table:style-name="ro1">
          <table:table-cell office:value-type="string">
            <text:p>marcelo</text:p>
          </table:table-cell>
          <table:table-cell office:value-type="string">
            <text:p>Marcelo Aviles</text:p>
          </table:table-cell>
          <table:table-cell table:number-columns-repeated="1022"/>
        </table:table-row>
        <table:table-row table:style-name="ro1">
          <table:table-cell office:value-type="string">
            <text:p>Marco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rina</text:p>
          </table:table-cell>
          <table:table-cell office:value-type="string">
            <text:p>Marina Cole</text:p>
          </table:table-cell>
          <table:table-cell table:number-columns-repeated="1022"/>
        </table:table-row>
        <table:table-row table:style-name="ro1">
          <table:table-cell office:value-type="string">
            <text:p>markusca</text:p>
          </table:table-cell>
          <table:table-cell office:value-type="string">
            <text:p>Mark Butler</text:p>
          </table:table-cell>
          <table:table-cell table:number-columns-repeated="1022"/>
        </table:table-row>
        <table:table-row table:style-name="ro1">
          <table:table-cell office:value-type="string">
            <text:p>Greg M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sterBlaster</text:p>
          </table:table-cell>
          <table:table-cell table:formula="of:=[.A128]" office:value-type="string" office:string-value="MasterBlaster">
            <text:p>MasterBlaster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Mat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xStone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 stone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ax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xam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csf</text:p>
          </table:table-cell>
          <table:table-cell office:value-type="string">
            <text:p>Mark Coyle</text:p>
          </table:table-cell>
          <table:table-cell table:number-columns-repeated="1022"/>
        </table:table-row>
        <table:table-row table:style-name="ro1">
          <table:table-cell office:value-type="string">
            <text:p>mfranklin</text:p>
          </table:table-cell>
          <table:table-cell office:value-type="string">
            <text:p>mfrankli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hacker</text:p>
          </table:table-cell>
          <table:table-cell office:value-type="string">
            <text:p>Matthew Hacker</text:p>
          </table:table-cell>
          <table:table-cell table:number-columns-repeated="1022"/>
        </table:table-row>
        <table:table-row table:style-name="ro1">
          <table:table-cell office:value-type="string">
            <text:p>michaelegr</text:p>
          </table:table-cell>
          <table:table-cell office:value-type="string">
            <text:p>Mike Leah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idwestBlondie</text:p>
          </table:table-cell>
          <table:table-cell table:number-columns-repeated="1022"/>
        </table:table-row>
        <table:table-row table:style-name="ro1">
          <table:table-cell office:value-type="string">
            <text:p>MikeC</text:p>
          </table:table-cell>
          <table:table-cell office:value-type="string">
            <text:p>Mike Clagg</text:p>
          </table:table-cell>
          <table:table-cell table:number-columns-repeated="1022"/>
        </table:table-row>
        <table:table-row table:style-name="ro1">
          <table:table-cell office:value-type="string">
            <text:p>MikeS</text:p>
          </table:table-cell>
          <table:table-cell office:value-type="string">
            <text:p>Michael Schlatt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ke Runyan</text:p>
          </table:table-cell>
          <table:table-cell table:style-name="ce1" office:value-type="string">
            <text:p>Mike Runyan</text:p>
          </table:table-cell>
          <table:table-cell table:number-columns-repeated="1022"/>
        </table:table-row>
        <table:table-row table:style-name="ro1">
          <table:table-cell office:value-type="string">
            <text:p>Montero</text:p>
          </table:table-cell>
          <table:table-cell office:value-type="string">
            <text:p>Montero</text:p>
          </table:table-cell>
          <table:table-cell table:number-columns-repeated="1022"/>
        </table:table-row>
        <table:table-row table:style-name="ro1">
          <table:table-cell office:value-type="string">
            <text:p>MooMooKing</text:p>
          </table:table-cell>
          <table:table-cell office:value-type="string">
            <text:p>Alan Fung</text:p>
          </table:table-cell>
          <table:table-cell table:number-columns-repeated="1022"/>
        </table:table-row>
        <table:table-row table:style-name="ro1">
          <table:table-cell office:value-type="string">
            <text:p>Moon</text:p>
          </table:table-cell>
          <table:table-cell office:value-type="string">
            <text:p>Moon Kim</text:p>
          </table:table-cell>
          <table:table-cell table:number-columns-repeated="1022"/>
        </table:table-row>
        <table:table-row table:style-name="ro1">
          <table:table-cell office:value-type="string">
            <text:p>moon</text:p>
          </table:table-cell>
          <table:table-cell office:value-type="string">
            <text:p>Moon Kim</text:p>
          </table:table-cell>
          <table:table-cell table:number-columns-repeated="1022"/>
        </table:table-row>
        <table:table-row table:style-name="ro1">
          <table:table-cell office:value-type="string">
            <text:p>MPAGE</text:p>
          </table:table-cell>
          <table:table-cell office:value-type="string">
            <text:p>Michael Page</text:p>
          </table:table-cell>
          <table:table-cell table:number-columns-repeated="1022"/>
        </table:table-row>
        <table:table-row table:style-name="ro1">
          <table:table-cell office:value-type="string">
            <text:p>Mr Blue</text:p>
          </table:table-cell>
          <table:table-cell table:formula="of:=[.A148]" office:value-type="string" office:string-value="Mr Blue">
            <text:p>Mr Blu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sheaj77</text:p>
          </table:table-cell>
          <table:table-cell office:value-type="string">
            <text:p>Mike Justice</text:p>
          </table:table-cell>
          <table:table-cell table:number-columns-repeated="1022"/>
        </table:table-row>
        <table:table-row table:style-name="ro1">
          <table:table-cell office:value-type="string">
            <text:p>Nbarnes</text:p>
          </table:table-cell>
          <table:table-cell office:value-type="string">
            <text:p>Nick Barnes</text:p>
          </table:table-cell>
          <table:table-cell table:number-columns-repeated="1022"/>
        </table:table-row>
        <table:table-row table:style-name="ro1">
          <table:table-cell office:value-type="string">
            <text:p>Nclansdown</text:p>
          </table:table-cell>
          <table:table-cell office:value-type="string">
            <text:p>Nick Lansdown</text:p>
          </table:table-cell>
          <table:table-cell table:number-columns-repeated="1022"/>
        </table:table-row>
        <table:table-row table:style-name="ro1">
          <table:table-cell office:value-type="string">
            <text:p>Nick M</text:p>
          </table:table-cell>
          <table:table-cell table:formula="of:=[.A152]" office:value-type="string" office:string-value="Nick M">
            <text:p>Nick 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Nic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inad</text:p>
          </table:table-cell>
          <table:table-cell office:value-type="string">
            <text:p>Ninad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ninad23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NinaD23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inhJA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Ja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 T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thi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nullfox</text:p>
          </table:table-cell>
          <table:table-cell office:value-type="string">
            <text:p>Ben Fox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anch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antera</text:p>
          </table:table-cell>
          <table:table-cell office:value-type="string">
            <text:p>Pantera</text:p>
          </table:table-cell>
          <table:table-cell table:number-columns-repeated="1022"/>
        </table:table-row>
        <table:table-row table:style-name="ro1">
          <table:table-cell office:value-type="string">
            <text:p>Parn</text:p>
          </table:table-cell>
          <table:table-cell office:value-type="string">
            <text:p>Tammarak Kampanna</text:p>
          </table:table-cell>
          <table:table-cell table:number-columns-repeated="1022"/>
        </table:table-row>
        <table:table-row table:style-name="ro1">
          <table:table-cell office:value-type="string">
            <text:p>paul_k</text:p>
          </table:table-cell>
          <table:table-cell office:value-type="string">
            <text:p>Paul Krohn</text:p>
          </table:table-cell>
          <table:table-cell table:number-columns-repeated="1022"/>
        </table:table-row>
        <table:table-row table:style-name="ro1">
          <table:table-cell office:value-type="string">
            <text:p>Pdawg</text:p>
          </table:table-cell>
          <table:table-cell office:value-type="string">
            <text:p>Patty West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hantom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hillipDin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hudson</text:p>
          </table:table-cell>
          <table:table-cell office:value-type="string">
            <text:p>Preston Hudson</text:p>
          </table:table-cell>
          <table:table-cell table:number-columns-repeated="1022"/>
        </table:table-row>
        <table:table-row table:style-name="ro1">
          <table:table-cell office:value-type="string">
            <text:p>Pinky Ele</text:p>
          </table:table-cell>
          <table:table-cell table:formula="of:=[.A171]" office:value-type="string" office:string-value="Pinky Ele">
            <text:p>Pinky El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istolp3t3</text:p>
          </table:table-cell>
          <table:table-cell office:value-type="string">
            <text:p>Pete Schay</text:p>
          </table:table-cell>
          <table:table-cell table:number-columns-repeated="1022"/>
        </table:table-row>
        <table:table-row table:style-name="ro1">
          <table:table-cell office:value-type="string">
            <text:p>Pluto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Pluto2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Cal</text:p>
          </table:table-cell>
          <table:table-cell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table:number-columns-repeated="2"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office:value-type="string">
            <text:p>pollyesther</text:p>
          </table:table-cell>
          <table:table-cell office:value-type="string">
            <text:p>Lucy Kirchner</text:p>
          </table:table-cell>
          <table:table-cell table:number-columns-repeated="1022"/>
        </table:table-row>
        <table:table-row table:style-name="ro1">
          <table:table-cell office:value-type="string">
            <text:p>PoolGato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office:value-type="string">
            <text:p>Pratt</text:p>
          </table:table-cell>
          <table:table-cell office:value-type="string">
            <text:p>Pratt Majmudar</text:p>
          </table:table-cell>
          <table:table-cell table:number-columns-repeated="1022"/>
        </table:table-row>
        <table:table-row table:style-name="ro1">
          <table:table-cell office:value-type="string">
            <text:p>Priscilla</text:p>
          </table:table-cell>
          <table:table-cell office:value-type="string">
            <text:p>Priscilla Shiell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urplePirat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Q-Ball</text:p>
          </table:table-cell>
          <table:table-cell office:value-type="string">
            <text:p>Quinn Reilly</text:p>
          </table:table-cell>
          <table:table-cell table:number-columns-repeated="1022"/>
        </table:table-row>
        <table:table-row table:style-name="ro1">
          <table:table-cell office:value-type="string">
            <text:p>Quacainia</text:p>
          </table:table-cell>
          <table:table-cell office:value-type="string">
            <text:p>Ben Becker</text:p>
          </table:table-cell>
          <table:table-cell table:number-columns-repeated="1022"/>
        </table:table-row>
        <table:table-row table:style-name="ro1">
          <table:table-cell office:value-type="string">
            <text:p>radvij</text:p>
          </table:table-cell>
          <table:table-cell office:value-type="string">
            <text:p>Radhika Marini</text:p>
          </table:table-cell>
          <table:table-cell table:number-columns-repeated="1022"/>
        </table:table-row>
        <table:table-row table:style-name="ro1">
          <table:table-cell office:value-type="string">
            <text:p>redeyedeer</text:p>
          </table:table-cell>
          <table:table-cell office:value-type="string">
            <text:p>Paul Crouch</text:p>
          </table:table-cell>
          <table:table-cell table:number-columns-repeated="1022"/>
        </table:table-row>
        <table:table-row table:style-name="ro1">
          <table:table-cell office:value-type="string">
            <text:p>renaroni</text:p>
          </table:table-cell>
          <table:table-cell office:value-type="string">
            <text:p>Ren Mata</text:p>
          </table:table-cell>
          <table:table-cell table:number-columns-repeated="1022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office:value-type="string">
            <text:p>Richierich</text:p>
          </table:table-cell>
          <table:table-cell office:value-type="string">
            <text:p>Rich Hatch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nguyen92</text:p>
          </table:table-cell>
          <table:table-cell office:value-type="string">
            <text:p>Rich Nguyen</text:p>
          </table:table-cell>
          <table:table-cell table:number-columns-repeated="1022"/>
        </table:table-row>
        <table:table-row table:style-name="ro1">
          <table:table-cell office:value-type="string">
            <text:p>robert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 Y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odneyzz</text:p>
          </table:table-cell>
          <table:table-cell office:value-type="string">
            <text:p>Rodney Zarnega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onni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Royal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ud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Santos</text:p>
          </table:table-cell>
          <table:table-cell table:number-columns-repeated="1022"/>
        </table:table-row>
        <table:table-row table:style-name="ro1">
          <table:table-cell office:value-type="string">
            <text:p>Scorpiohealing</text:p>
          </table:table-cell>
          <table:table-cell office:value-type="string">
            <text:p>Brian Dinoff</text:p>
          </table:table-cell>
          <table:table-cell table:number-columns-repeated="1022"/>
        </table:table-row>
        <table:table-row table:style-name="ro1">
          <table:table-cell office:value-type="string">
            <text:p>Shade</text:p>
          </table:table-cell>
          <table:table-cell office:value-type="string">
            <text:p>Jennifer Smith</text:p>
          </table:table-cell>
          <table:table-cell table:number-columns-repeated="1022"/>
        </table:table-row>
        <table:table-row table:style-name="ro1">
          <table:table-cell office:value-type="string">
            <text:p>Sinchai</text:p>
          </table:table-cell>
          <table:table-cell office:value-type="string">
            <text:p>Ed Sinchai</text:p>
          </table:table-cell>
          <table:table-cell table:number-columns-repeated="1022"/>
        </table:table-row>
        <table:table-row table:style-name="ro1">
          <table:table-cell office:value-type="string">
            <text:p>Soennich</text:p>
          </table:table-cell>
          <table:table-cell office:value-type="string">
            <text:p>Scott Soennichsen</text:p>
          </table:table-cell>
          <table:table-cell table:number-columns-repeated="1022"/>
        </table:table-row>
        <table:table-row table:style-name="ro1">
          <table:table-cell office:value-type="string">
            <text:p>Soennich2</text:p>
          </table:table-cell>
          <table:table-cell office:value-type="string">
            <text:p>Scott Soennichsen</text:p>
          </table:table-cell>
          <table:table-cell table:number-columns-repeated="1022"/>
        </table:table-row>
        <table:table-row table:style-name="ro1">
          <table:table-cell office:value-type="string">
            <text:p>SpartanQueen</text:p>
          </table:table-cell>
          <table:table-cell office:value-type="string">
            <text:p>Karissa Bell</text:p>
          </table:table-cell>
          <table:table-cell table:number-columns-repeated="1022"/>
        </table:table-row>
        <table:table-row table:style-name="ro1">
          <table:table-cell office:value-type="string">
            <text:p>stevelee</text:p>
          </table:table-cell>
          <table:table-cell office:value-type="string">
            <text:p>Steve Lee</text:p>
          </table:table-cell>
          <table:table-cell table:number-columns-repeated="1022"/>
        </table:table-row>
        <table:table-row table:style-name="ro1">
          <table:table-cell office:value-type="string">
            <text:p>stones</text:p>
          </table:table-cell>
          <table:table-cell office:value-type="string">
            <text:p>Maik Fahie</text:p>
          </table:table-cell>
          <table:table-cell table:number-columns-repeated="1022"/>
        </table:table-row>
        <table:table-row table:style-name="ro1">
          <table:table-cell office:value-type="string">
            <text:p>Stutzy</text:p>
          </table:table-cell>
          <table:table-cell office:value-type="string">
            <text:p>Shirley Stutz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sudtee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SuperMcFly</text:p>
          </table:table-cell>
          <table:table-cell office:value-type="string">
            <text:p>Robert Powell</text:p>
          </table:table-cell>
          <table:table-cell table:number-columns-repeated="1022"/>
        </table:table-row>
        <table:table-row table:style-name="ro1">
          <table:table-cell office:value-type="string">
            <text:p>Suprkitti</text:p>
          </table:table-cell>
          <table:table-cell office:value-type="string">
            <text:p>Sara Thomas</text:p>
          </table:table-cell>
          <table:table-cell table:number-columns-repeated="1022"/>
        </table:table-row>
        <table:table-row table:style-name="ro1">
          <table:table-cell office:value-type="string">
            <text:p>TAsuncion</text:p>
          </table:table-cell>
          <table:table-cell office:value-type="string">
            <text:p>Tina Asuncio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aTa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office:value-type="string">
            <text:p>Tea R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eaRandrup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office:value-type="string">
            <text:p>tharaka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Thayereightball</text:p>
          </table:table-cell>
          <table:table-cell office:value-type="string">
            <text:p>Thayer McDougle</text:p>
          </table:table-cell>
          <table:table-cell table:number-columns-repeated="1022"/>
        </table:table-row>
        <table:table-row table:style-name="ro1">
          <table:table-cell office:value-type="string">
            <text:p>THC</text:p>
          </table:table-cell>
          <table:table-cell table:formula="of:=[.A217]" office:value-type="string" office:string-value="THC">
            <text:p>TH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hegreatga13y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tmctmc</text:p>
          </table:table-cell>
          <table:table-cell office:value-type="string">
            <text:p>Travis Cline</text:p>
          </table:table-cell>
          <table:table-cell table:number-columns-repeated="1022"/>
        </table:table-row>
        <table:table-row table:style-name="ro1">
          <table:table-cell office:value-type="string">
            <text:p>tommymudd</text:p>
          </table:table-cell>
          <table:table-cell office:value-type="string">
            <text:p>Tommy Mudd</text:p>
          </table:table-cell>
          <table:table-cell table:number-columns-repeated="1022"/>
        </table:table-row>
        <table:table-row table:style-name="ro1">
          <table:table-cell office:value-type="string">
            <text:p>touboult</text:p>
          </table:table-cell>
          <table:table-cell office:value-type="string">
            <text:p>Talia Touboul</text:p>
          </table:table-cell>
          <table:table-cell table:number-columns-repeated="1022"/>
        </table:table-row>
        <table:table-row table:style-name="ro1">
          <table:table-cell office:value-type="string">
            <text:p>TTT</text:p>
          </table:table-cell>
          <table:table-cell table:formula="of:=[.A222]" office:value-type="string" office:string-value="TTT">
            <text:p>TT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uhokay</text:p>
          </table:table-cell>
          <table:table-cell office:value-type="string">
            <text:p>Dave Willett</text:p>
          </table:table-cell>
          <table:table-cell table:number-columns-repeated="1022"/>
        </table:table-row>
        <table:table-row table:style-name="ro1">
          <table:table-cell office:value-type="string">
            <text:p>Varun</text:p>
          </table:table-cell>
          <table:table-cell office:value-type="string">
            <text:p>Varun Singh</text:p>
          </table:table-cell>
          <table:table-cell table:number-columns-repeated="1022"/>
        </table:table-row>
        <table:table-row table:style-name="ro1">
          <table:table-cell office:value-type="string">
            <text:p>Varun_singh</text:p>
          </table:table-cell>
          <table:table-cell office:value-type="string">
            <text:p>Varun Singh</text:p>
          </table:table-cell>
          <table:table-cell table:number-columns-repeated="1022"/>
        </table:table-row>
        <table:table-row table:style-name="ro1">
          <table:table-cell office:value-type="string">
            <text:p>Wade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2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 H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ForMe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Walru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lter</text:p>
          </table:table-cell>
          <table:table-cell table:formula="of:=[.A231]" office:value-type="string" office:string-value="Walter">
            <text:p>Walter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hiz</text:p>
          </table:table-cell>
          <table:table-cell office:value-type="string">
            <text:p>Kevin Jefferson</text:p>
          </table:table-cell>
          <table:table-cell table:number-columns-repeated="1022"/>
        </table:table-row>
        <table:table-row table:style-name="ro1">
          <table:table-cell office:value-type="string">
            <text:p>wksun</text:p>
          </table:table-cell>
          <table:table-cell office:value-type="string">
            <text:p>William Sun</text:p>
          </table:table-cell>
          <table:table-cell table:number-columns-repeated="1022"/>
        </table:table-row>
        <table:table-row table:style-name="ro1">
          <table:table-cell office:value-type="string">
            <text:p>Willyoh03</text:p>
          </table:table-cell>
          <table:table-cell office:value-type="string">
            <text:p>Will Vizcayno</text:p>
          </table:table-cell>
          <table:table-cell table:number-columns-repeated="1022"/>
        </table:table-row>
        <table:table-row table:style-name="ro1">
          <table:table-cell office:value-type="string">
            <text:p>Wshaheen</text:p>
          </table:table-cell>
          <table:table-cell office:value-type="string">
            <text:p>Will Shaheen</text:p>
          </table:table-cell>
          <table:table-cell table:number-columns-repeated="1022"/>
        </table:table-row>
        <table:table-row table:style-name="ro1">
          <table:table-cell office:value-type="string">
            <text:p>yukodesigns</text:p>
          </table:table-cell>
          <table:table-cell office:value-type="string">
            <text:p>Yuko Takahashi</text:p>
          </table:table-cell>
          <table:table-cell table:number-columns-repeated="1022"/>
        </table:table-row>
        <table:table-row table:style-name="ro1">
          <table:table-cell office:value-type="string">
            <text:p>Zoo 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rro</text:p>
          </table:table-cell>
          <table:table-cell office:value-type="string">
            <text:p>Steve Fox</text:p>
          </table:table-cell>
          <table:table-cell table:number-columns-repeated="1022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C24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7">08/07/2019</text:date>, <text:time>11:2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Unix OpenOffice.org_project/416m1$Build-9790</meta:generator>
    <dc:date>2019-08-07T11:29:53</dc:date>
    <dc:creator>Skip Perry</dc:creator>
    <meta:editing-duration>PT7H17M7S</meta:editing-duration>
    <meta:editing-cycles>219</meta:editing-cycles>
    <meta:document-statistic meta:table-count="1" meta:cell-count="522" meta:object-count="0"/>
  </office:meta>
</office:document-meta>
</file>